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0.5pt" fo:font-weight="bold" officeooo:rsid="00598d4c" officeooo:paragraph-rsid="00215435" style:font-size-asian="10.5pt" style:font-weight-asian="bold" style:font-size-complex="10.5pt" style:font-weight-complex="bold"/>
    </style:style>
    <style:style style:name="P9" style:family="paragraph" style:parent-style-name="Standard">
      <style:text-properties fo:font-size="10.5pt" fo:font-weight="bold" officeooo:rsid="00598d4c" officeooo:paragraph-rsid="00598d4c" style:font-size-asian="10.5pt" style:font-weight-asian="bold" style:font-size-complex="10.5pt" style:font-weight-complex="bold"/>
    </style:style>
    <style:style style:name="P10" style:family="paragraph" style:parent-style-name="Standard">
      <style:text-properties officeooo:rsid="0025d969" officeooo:paragraph-rsid="0025d969"/>
    </style:style>
    <style:style style:name="P11" style:family="paragraph" style:parent-style-name="Standard">
      <style:text-properties officeooo:rsid="0027c9e6" officeooo:paragraph-rsid="0027c9e6"/>
    </style:style>
    <style:style style:name="P12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3f23d" officeooo:paragraph-rsid="006505f5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3f23d" officeooo:paragraph-rsid="006988f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acf50" officeooo:paragraph-rsid="006505f5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581bc4" officeooo:paragraph-rsid="00581bc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98d4c" officeooo:paragraph-rsid="00598d4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afc1d" officeooo:paragraph-rsid="005afc1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5afc1d" officeooo:paragraph-rsid="00632b8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617263" officeooo:paragraph-rsid="0061726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617263" officeooo:paragraph-rsid="006505f5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617263" officeooo:paragraph-rsid="0062168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645fe3" officeooo:paragraph-rsid="00645fe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645fe3" officeooo:paragraph-rsid="006505f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645fe3" officeooo:paragraph-rsid="0067e4be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98d4c" officeooo:paragraph-rsid="00598d4c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Mono" fo:font-size="10pt" fo:font-weight="bold" officeooo:rsid="0036fbc1" officeooo:paragraph-rsid="0036fbc1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Liberation Mono" fo:font-size="10pt" fo:font-weight="bold" officeooo:rsid="00536b7b" officeooo:paragraph-rsid="00536b7b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Liberation Mono" fo:font-size="10pt" fo:font-weight="bold" officeooo:rsid="005e915c" officeooo:paragraph-rsid="005e915c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Liberation Mono" fo:font-size="10pt" fo:font-weight="normal" officeooo:rsid="0027c9e6" officeooo:paragraph-rsid="004c487f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Liberation Mono" fo:font-size="10pt" fo:font-weight="normal" officeooo:rsid="0027c9e6" officeooo:paragraph-rsid="0055aa73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Liberation Mono" fo:font-size="10pt" fo:font-weight="normal" officeooo:rsid="0027c9e6" officeooo:paragraph-rsid="0066fb58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Liberation Mono" fo:font-size="10pt" fo:font-weight="normal" officeooo:rsid="0036fbc1" officeooo:paragraph-rsid="0036fbc1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Liberation Mono" fo:font-size="10pt" fo:font-weight="normal" officeooo:rsid="0036fbc1" officeooo:paragraph-rsid="0038f878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Liberation Mono" fo:font-size="10pt" fo:font-weight="normal" officeooo:rsid="00391de6" officeooo:paragraph-rsid="00391de6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Liberation Mono" fo:font-size="10pt" fo:font-weight="normal" officeooo:rsid="00391de6" officeooo:paragraph-rsid="003d20a4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Liberation Mono" fo:font-size="10pt" fo:font-weight="normal" officeooo:rsid="00391de6" officeooo:paragraph-rsid="006505f5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Liberation Mono" fo:font-size="10pt" fo:font-weight="normal" officeooo:rsid="00391de6" officeooo:paragraph-rsid="0066fb58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Liberation Mono" fo:font-size="10pt" fo:font-weight="normal" officeooo:rsid="002e2b5b" officeooo:paragraph-rsid="0030157d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Liberation Mono" fo:font-size="10pt" fo:font-weight="normal" officeooo:rsid="00536b7b" officeooo:paragraph-rsid="00536b7b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Liberation Mono" fo:font-size="10pt" fo:font-weight="normal" officeooo:rsid="0055aa73" officeooo:paragraph-rsid="0055aa73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Liberation Mono" fo:font-size="10pt" fo:font-weight="normal" officeooo:rsid="005e915c" officeooo:paragraph-rsid="00606d4e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Liberation Mono" fo:font-size="10pt" fo:font-weight="normal" officeooo:rsid="00606d4e" officeooo:paragraph-rsid="00606d4e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P54" style:family="paragraph" style:parent-style-name="Standard">
      <style:text-properties officeooo:rsid="005afc1d" officeooo:paragraph-rsid="005afc1d"/>
    </style:style>
    <style:style style:name="P55" style:family="paragraph" style:parent-style-name="Standard">
      <style:text-properties fo:font-weight="bold" officeooo:rsid="005afc1d" officeooo:paragraph-rsid="005afc1d" style:font-weight-asian="bold" style:font-weight-complex="bold"/>
    </style:style>
    <style:style style:name="P56" style:family="paragraph" style:parent-style-name="Standard">
      <style:text-properties officeooo:rsid="005ba8b0" officeooo:paragraph-rsid="005ba8b0"/>
    </style:style>
    <style:style style:name="P57" style:family="paragraph" style:parent-style-name="Footnote">
      <style:text-properties officeooo:rsid="00654ae2" officeooo:paragraph-rsid="00654ae2"/>
    </style:style>
    <style:style style:name="P58" style:family="paragraph" style:parent-style-name="Standard">
      <style:text-properties fo:font-size="12pt" fo:font-weight="normal" officeooo:rsid="00645fe3" officeooo:paragraph-rsid="006a7ce2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23f23d" officeooo:paragraph-rsid="006a7ce2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5afc1d" officeooo:paragraph-rsid="006a7ce2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17263" officeooo:paragraph-rsid="006a7ce2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3acf50" officeooo:paragraph-rsid="006a7ce2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Mono" fo:font-size="10pt" fo:font-weight="normal" officeooo:rsid="0027c9e6" officeooo:paragraph-rsid="006a7ce2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Liberation Mono" fo:font-size="10pt" fo:font-weight="normal" officeooo:rsid="00391de6" officeooo:paragraph-rsid="006a7ce2" style:font-size-asian="10pt" style:font-weight-asian="normal" style:font-size-complex="10pt" style:font-weight-complex="normal"/>
    </style:style>
    <style:style style:name="P65" style:family="paragraph" style:parent-style-name="Footnote">
      <style:text-properties officeooo:rsid="00654ae2" officeooo:paragraph-rsid="00654ae2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a0efa"/>
    </style:style>
    <style:style style:name="T7" style:family="text">
      <style:text-properties officeooo:rsid="002b476c"/>
    </style:style>
    <style:style style:name="T8" style:family="text">
      <style:text-properties officeooo:rsid="002ba3f3"/>
    </style:style>
    <style:style style:name="T9" style:family="text">
      <style:text-properties officeooo:rsid="002cbb02"/>
    </style:style>
    <style:style style:name="T10" style:family="text">
      <style:text-properties officeooo:rsid="002e2b5b"/>
    </style:style>
    <style:style style:name="T11" style:family="text">
      <style:text-properties officeooo:rsid="0030157d"/>
    </style:style>
    <style:style style:name="T12" style:family="text">
      <style:text-properties officeooo:rsid="0033a998"/>
    </style:style>
    <style:style style:name="T13" style:family="text">
      <style:text-properties officeooo:rsid="0034774e"/>
    </style:style>
    <style:style style:name="T14" style:family="text">
      <style:text-properties officeooo:rsid="0034fd03"/>
    </style:style>
    <style:style style:name="T15" style:family="text">
      <style:text-properties officeooo:rsid="0035cb30"/>
    </style:style>
    <style:style style:name="T16" style:family="text">
      <style:text-properties officeooo:rsid="00360f11"/>
    </style:style>
    <style:style style:name="T17" style:family="text">
      <style:text-properties officeooo:rsid="0037e3f9"/>
    </style:style>
    <style:style style:name="T18" style:family="text">
      <style:text-properties officeooo:rsid="0038c86a"/>
    </style:style>
    <style:style style:name="T19" style:family="text">
      <style:text-properties fo:font-style="normal" officeooo:rsid="0038c86a" style:font-style-asian="normal" style:font-style-complex="normal"/>
    </style:style>
    <style:style style:name="T20" style:family="text">
      <style:text-properties officeooo:rsid="0038f878"/>
    </style:style>
    <style:style style:name="T21" style:family="text">
      <style:text-properties officeooo:rsid="003acf50"/>
    </style:style>
    <style:style style:name="T22" style:family="text">
      <style:text-properties officeooo:rsid="003b7f06"/>
    </style:style>
    <style:style style:name="T23" style:family="text">
      <style:text-properties officeooo:rsid="003d20a4"/>
    </style:style>
    <style:style style:name="T24" style:family="text">
      <style:text-properties officeooo:rsid="003d61af"/>
    </style:style>
    <style:style style:name="T25" style:family="text">
      <style:text-properties officeooo:rsid="003fedfd"/>
    </style:style>
    <style:style style:name="T26" style:family="text">
      <style:text-properties officeooo:rsid="00403ea4"/>
    </style:style>
    <style:style style:name="T27" style:family="text">
      <style:text-properties officeooo:rsid="0041efea"/>
    </style:style>
    <style:style style:name="T28" style:family="text">
      <style:text-properties officeooo:rsid="0042b8d9"/>
    </style:style>
    <style:style style:name="T29" style:family="text">
      <style:text-properties officeooo:rsid="00434ad6"/>
    </style:style>
    <style:style style:name="T30" style:family="text">
      <style:text-properties officeooo:rsid="0045c1c6"/>
    </style:style>
    <style:style style:name="T31" style:family="text">
      <style:text-properties officeooo:rsid="004795a1"/>
    </style:style>
    <style:style style:name="T32" style:family="text">
      <style:text-properties officeooo:rsid="0048f639"/>
    </style:style>
    <style:style style:name="T33" style:family="text">
      <style:text-properties officeooo:rsid="0049536f"/>
    </style:style>
    <style:style style:name="T34" style:family="text">
      <style:text-properties officeooo:rsid="00498e6a"/>
    </style:style>
    <style:style style:name="T35" style:family="text">
      <style:text-properties officeooo:rsid="004a5504"/>
    </style:style>
    <style:style style:name="T36" style:family="text">
      <style:text-properties officeooo:rsid="004c487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4e189a"/>
    </style:style>
    <style:style style:name="T39" style:family="text">
      <style:text-properties officeooo:rsid="004f63be"/>
    </style:style>
    <style:style style:name="T40" style:family="text">
      <style:text-properties officeooo:rsid="00512531"/>
    </style:style>
    <style:style style:name="T41" style:family="text">
      <style:text-properties officeooo:rsid="00529850"/>
    </style:style>
    <style:style style:name="T42" style:family="text">
      <style:text-properties officeooo:rsid="00536b7b"/>
    </style:style>
    <style:style style:name="T43" style:family="text">
      <style:text-properties officeooo:rsid="0055aa73"/>
    </style:style>
    <style:style style:name="T44" style:family="text">
      <style:text-properties officeooo:rsid="00598d4c"/>
    </style:style>
    <style:style style:name="T45" style:family="text">
      <style:text-properties officeooo:rsid="005afc1d"/>
    </style:style>
    <style:style style:name="T46" style:family="text">
      <style:text-properties officeooo:rsid="005ba8b0"/>
    </style:style>
    <style:style style:name="T47" style:family="text">
      <style:text-properties officeooo:rsid="005d595d"/>
    </style:style>
    <style:style style:name="T48" style:family="text">
      <style:text-properties officeooo:rsid="00606d4e"/>
    </style:style>
    <style:style style:name="T49" style:family="text">
      <style:text-properties officeooo:rsid="00617263"/>
    </style:style>
    <style:style style:name="T50" style:family="text">
      <style:text-properties officeooo:rsid="0062168f"/>
    </style:style>
    <style:style style:name="T51" style:family="text">
      <style:text-properties officeooo:rsid="00632b80"/>
    </style:style>
    <style:style style:name="T52" style:family="text">
      <style:text-properties officeooo:rsid="00645fe3"/>
    </style:style>
    <style:style style:name="T53" style:family="text">
      <style:text-properties officeooo:rsid="006505f5"/>
    </style:style>
    <style:style style:name="T54" style:family="text">
      <style:text-properties officeooo:rsid="0066fb58"/>
    </style:style>
    <style:style style:name="T55" style:family="text">
      <style:text-properties officeooo:rsid="0067e4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><text:tab/>- <text:span text:style-name="T45">Laclau oder so</text:span></text:p>
      <text:p text:style-name="P1">- </text:p>
      <text:p text:style-name="P1"/>
      <text:p text:style-name="P1"/>
      <text:p text:style-name="P55">Denkbausteine</text:p>
      <text:p text:style-name="P54">- Rorty: Truth is made, Welterklärung ist Sprache, <text:span text:style-name="T46">Zweifel</text:span></text:p>
      <text:p text:style-name="P54">- HvF: Truth is made, Selbstreferentialität, Logik 2. Ordnung, Kybernetik 2.0, <text:span text:style-name="T46">Zweifel</text:span></text:p>
      <text:p text:style-name="P54">- Wiener: Kybernetik 1.0</text:p>
      <text:p text:style-name="P1">- <text:span text:style-name="T45">Laclau: Welterklärung ist Sprache, System, Herrschaft</text:span></text:p>
      <text:p text:style-name="P1">- <text:span text:style-name="T45">Adorno: Herrschaft, Selbstreferentialität, Truth is made, Zweifel</text:span></text:p>
      <text:p text:style-name="P1">- <text:span text:style-name="T46">mspr0: Kybernetik 1.0, Herrschaft</text:span></text:p>
      <text:p text:style-name="P56">Kybernetik als Sprache</text:p>
      <text:p text:style-name="P56">Überwachung + Herrschaft – kann man Menschen als Maschine betrachten?</text:p>
      <text:p text:style-name="P56">Logik 2. Ordnung/Selbstreferentialität: wird von manchen durch Zweifel gelöst?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7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10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<text:soft-page-break/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text:span text:style-name="T42">Kybernetik immer aus der Makerperspektive, nie aus der des anderen. Kommunikation ist nur Befehl oder Choice. Man kann sich nie inspirieren lassen, das ist nicht planbar.</text:span></text:p>
      <text:p text:style-name="P8"/>
      <text:p text:style-name="P8"/>
      <text:p text:style-name="P9">Wahrnehmung &amp; Handeln laut Kybernetik 2.0 (HvF, mspr0)</text:p>
      <text:p text:style-name="P17"><text:span text:style-name="T44">1. </text:span>Aus meinem bisherigen Wissen heraus stelle ich eine Frage an die Welt </text:p>
      <text:p text:style-name="P18">2. Meine Wahrnehmung gibt mir Daten zurück</text:p>
      <text:p text:style-name="P17"><text:span text:style-name="T44">3. </text:span>Daten werden <text:span text:style-name="T44">durch meine Frage geordnet und als Informationen </text:span>an mein Wissen angeschlossen</text:p>
      <text:p text:style-name="P18">- meine Rolle in der Welt wird nicht einbezogen, kommt erst in 5. dazu</text:p>
      <text:p text:style-name="P18">4. Ich formuliere einen Soll-Zustand (Ethik, Wünsche, Politik...)</text:p>
      <text:p text:style-name="P27">5. Ich errechne, wohin sich der Ist-Zustand bewegt, und wie ihn an Soll-Zustand angleichen kann</text:p>
      <text:p text:style-name="P18">6. Ich handle nach meinem Plan</text:p>
      <text:p text:style-name="P7"/>
      <text:p text:style-name="P12">Leseliste:</text:p>
      <text:p text:style-name="P28">Sascha Lobo – <text:span text:style-name="T6">on Überwachung</text:span></text:p>
      <text:p text:style-name="P34">- <text:span text:style-name="T7">Norbert Wiener: Cybernetics (Die kunst des steuerns)</text:span></text:p>
      <text:p text:style-name="P39">- Fangsprung: dahinspringen, wo die Maus sein wird, nicht wo sie ist</text:p>
      <text:p text:style-name="P35">- <text:span text:style-name="T8">zentrale Annahme: aus der Gegenwart lässt sich die Zukunft berechnen</text:span></text:p>
      <text:p text:style-name="P35">- <text:span text:style-name="T8">Vannevar Bush: As we may think</text:span></text:p>
      <text:p text:style-name="P35">- <text:span text:style-name="T8">wie kann man Wissen so präzise wie möglich zusammenführen und nutzbar machen? Grundlage des Internets</text:span></text:p>
      <text:p text:style-name="P35">- <text:span text:style-name="T9">General Michael Hayden: We kill people based on metadata</text:span></text:p>
      <text:p text:style-name="P28">exploring Cybernetics <text:span text:style-name="T10">1</text:span></text:p>
      <text:p text:style-name="P35">- <text:span text:style-name="T10">Hauptzweck der Kybernetik: Planbarkeit</text:span></text:p>
      <text:p text:style-name="P35">- <text:span text:style-name="T10">im 20. jhdt hauptsächlich von autoritären Staaten gefördert, erfüllte Erwartungen nicht</text:span></text:p>
      <text:p text:style-name="P35">- <text:span text:style-name="T10">muss aber nicht autoritäre Funktion haben, dass sie diese hat, liegt eher an autoritärer Weltordnung</text:span></text:p>
      <text:p text:style-name="P28">Rorty 1</text:p>
      <text:p text:style-name="P35">- <text:span text:style-name="T12">3 Truth is made, rather than found; art is not imitation, but self-creation. These 2 play together</text:span></text:p>
      <text:p text:style-name="P35">- <text:span text:style-name="T12">3 Scientists invent descriptions of the world, which are useful to act after them</text:span></text:p>
      <text:p text:style-name="P35">- <text:span text:style-name="T12">4 noobs Kant&amp;Hegel: science truth is made, but spirit/mind truth is discovered/found by philosophy</text:span></text:p>
      <text:p text:style-name="P35">- <text:span text:style-name="T12">5 truth is a sentence, and sentences are made by humans</text:span></text:p>
      <text:p text:style-name="P35">- <text:span text:style-name="T12">6 sentences need a vocabulary, and “the world doesnt make 1 voc better than another”; we choose Newton’s explanation over Aristotle’s</text:span></text:p>
      <text:p text:style-name="P35">- <text:span text:style-name="T12">6 one does not choose to use another vocabulary, rather changes habits (Argument dagegen: es ist möglich, Gewohnheiten absichtlich zu ändern, zB gender Pronouns)</text:span></text:p>
      <text:p text:style-name="P35">- <text:span text:style-name="T12">8 one should not be asked for arguments against a vocabulary: you can never show inconsistencies inside a vocabulary</text:span></text:p>
      <text:p text:style-name="P35">- <text:span text:style-name="T12">9 interesting philosophy isnt pro vs con, but a contest between vocabularies</text:span></text:p>
      <text:p text:style-name="P35">- <text:span text:style-name="T12">9 such phil. says “try thinking of it in this way”, “try different questions”</text:span></text:p>
      <text:p text:style-name="P35">- <text:span text:style-name="T13">10 lang is no medium, as humans r networks of knowledge and dont have knwldge</text:span></text:p>
      <text:p text:style-name="P35">- <text:span text:style-name="T13">10 lang shdnt be seen as medium, bc subj-obj-problem persists</text:span></text:p>
      <text:p text:style-name="P35">- <text:span text:style-name="T14">12 new vocs r created when two old vocs contradict each other</text:span></text:p>
      <text:p text:style-name="P35">- <text:span text:style-name="T14">12 a new voc cant be created by asking questions in old langs</text:span></text:p>
      <text:p text:style-name="P35">- <text:span text:style-name="T14">13 puzzle vs tools: express smth which already there vs make smth totally new</text:span></text:p>
      <text:p text:style-name="P35">- <text:span text:style-name="T15">14 A &amp; B need good assumptions on what the other will do</text:span></text:p>
      <text:p text:style-name="P40">- 14 by converging these theories, they learn to speak to each other</text:p>
      <text:p text:style-name="P40"><text:soft-page-break/>- <text:span text:style-name="T16">15 lang has no structure, and cant be mastered</text:span></text:p>
      <text:p text:style-name="P31">exploring Cybernetics <text:span text:style-name="T11">2 – Kybernetik jenseits von Hierarchien</text:span></text:p>
      <text:p text:style-name="P48">- <text:span text:style-name="T30">42 Kybernetik sollte Hierarchie stabilisieren, nicht hinterfragen</text:span></text:p>
      <text:p text:style-name="P48">- <text:span text:style-name="T30">44 Computerplanwirtschaft besser als Marktzyklen; demokratische Partizipation</text:span></text:p>
      <text:p text:style-name="P48">- <text:span text:style-name="T30">45 Kybernetik im Kampf gegen Entropie und Unordnung</text:span></text:p>
      <text:p text:style-name="P48">- <text:span text:style-name="T30">46 Mensch Bestandteil eines sich durch Feedback selbstregulierenden Systems</text:span></text:p>
      <text:p text:style-name="P48">- <text:span text:style-name="T30">anscheinend wollte Wiener dem Menschen nicht zu viel Autonomie gewähren; der Zweck des Systems, von dem der Mensch nur Bestandteil war, immer vorgegeben.</text:span></text:p>
      <text:p text:style-name="P48">- <text:span text:style-name="T31">47 Demokratie mit Kybernetik kaum vereinbar, viele Stimmen → Paradoxa</text:span></text:p>
      <text:p text:style-name="P48">- <text:span text:style-name="T31">49 Chilenisches Projekt bremst Streiks mit computerisierter Kooperation aus</text:span></text:p>
      <text:p text:style-name="P48">- <text:span text:style-name="T31">50 Projekt endet mit Allendes Tod; seiner Zeit lange zuvorgekommen</text:span></text:p>
      <text:p text:style-name="P48">- <text:span text:style-name="T32">51 Asimov: ewiger Konflikt zw. Wiss. Vorhersage und indiv. Kontingenz</text:span></text:p>
      <text:p text:style-name="P48">- <text:span text:style-name="T33">53 Handeln des Einzelnen nicht erklärbar, methodologisches Problem</text:span></text:p>
      <text:p text:style-name="P48">- <text:span text:style-name="T33">55 Subjektivierung schafft lokale Rationalitäten, Unternehmen kann zerfallen</text:span></text:p>
      <text:p text:style-name="P48">- <text:span text:style-name="T34">57 Netarchie: Hierarchie nutzt Vorteile der OpenSource-Bewegung (Netzwerke)</text:span></text:p>
      <text:p text:style-name="P48">- <text:span text:style-name="T34">58 in meritokratischen Plattformen werden Menschen auf planbar einbezogen</text:span></text:p>
      <text:p text:style-name="P48">- <text:span text:style-name="T35">59 Hierarchie wird Netzwerke aufnehmen, aber auch leicht transformiert werden</text:span></text:p>
      <text:p text:style-name="P29">Anzug aus Strom – <text:span text:style-name="T42">Kybernetik und LSD</text:span></text:p>
      <text:p text:style-name="P36">- <text:span text:style-name="T36">Kybernetik, LSD-Hippies und Beat verschränken sich zu neuer Denkweise</text:span></text:p>
      <text:p text:style-name="P36">- <text:span text:style-name="T36">Rückkopplungsschleife auf sich selbst wird zentral</text:span></text:p>
      <text:p text:style-name="P36">- <text:span text:style-name="T36">Hoffnung auf die Überwindung der Moderne</text:span></text:p>
      <text:p text:style-name="P36">- <text:span text:style-name="T36">11 Entweder All-Einheit (=Aufgabe des Subjekts) oder “alles geht schief”</text:span></text:p>
      <text:p text:style-name="P36">- <text:span text:style-name="T36">11 LSD: Versprechen, die Distanz des Subjekts zu sich und anderen aufzuheben</text:span></text:p>
      <text:p text:style-name="P36">- <text:span text:style-name="T36">11 Überschreitung des Subj prallt an Differenz zwischen Erfahrung &amp; Sprache ab</text:span></text:p>
      <text:p text:style-name="P36">- <text:span text:style-name="T36">12 Heute: Individualismus statt Überwindung des Subj &amp; Upload</text:span></text:p>
      <text:p text:style-name="P36">- <text:span text:style-name="T37">→</text:span><text:span text:style-name="T36"> zu wenige haben ihre Individualität freiwillig aufgegeben</text:span></text:p>
      <text:p text:style-name="P36">- <text:span text:style-name="T38">18 für Shizophrene ist Wahn real → was ist Real, wissenschaftliche Erkenntnis?</text:span></text:p>
      <text:p text:style-name="P36">- <text:span text:style-name="T39">22 von Foerster: es geht nicht um 1 gesehenes Etwas, sondern ums sehen selbst</text:span></text:p>
      <text:p text:style-name="P36">- <text:span text:style-name="T40">48 Wiener legt kybernetische Gesellschaftstheorie vor</text:span></text:p>
      <text:p text:style-name="P36">- <text:span text:style-name="T40">49 Kategorien System, Information, Feedback können alles beschreiben</text:span></text:p>
      <text:p text:style-name="P36">- <text:span text:style-name="T40">50 Kybernetik ebnet Unterschiede der alten Philosophie ein → neues Vokabular</text:span></text:p>
      <text:p text:style-name="P36">- <text:span text:style-name="T40">Subjekt nicht mehr selbstverständlicher Ort des Denkens: Symbiose?</text:span></text:p>
      <text:p text:style-name="P36">- <text:span text:style-name="T40">51 auf dem Weg in den Pop wird die Kybernetik zum Mythos, leeren Signifier</text:span></text:p>
      <text:p text:style-name="P36">- <text:span text:style-name="T41">51 KybernetikMythos entzaubert/reduziert den Menschen zum maschinellen System</text:span></text:p>
      <text:p text:style-name="P30">Wahrheit ist die Erfindung eines Lügners</text:p>
      <text:p text:style-name="P41">- 16 Sinne sind von Erfahrungswelt komplett getrennt, wir errechnen unsere Annahmen von der Außenwelt Sekunde für Sekunde zyklisch neu</text:p>
      <text:p text:style-name="P41">- 23 Unsere Erklärungen nähern sich nicht an die Umwelt an</text:p>
      <text:p text:style-name="P41">- <text:span text:style-name="T17">25 ontologische Aussage “es gibt” (existenzieller Operator) ist grausam</text:span></text:p>
      <text:p text:style-name="P41">- <text:span text:style-name="T18">28 Relativitätsprinzip: Hypothese, die für A gilt, für B gilt, nur dann akzeptabel, wenn sie für A &amp; B gilt.</text:span></text:p>
      <text:p text:style-name="P41">- <text:span text:style-name="T18">31 </text:span><text:span text:style-name="T19">Funktionieren</text:span><text:span text:style-name="T18"> != Wahrheit; Popper, Falsifizierung von Hypothesen möglich.</text:span></text:p>
      <text:p text:style-name="P41">- <text:span text:style-name="T20">36 “Heinz, handle stets so, dass die Anzahl der Möglichkeiten wächst.”</text:span></text:p>
      <text:p text:style-name="P41">- <text:span text:style-name="T20">37 Nazis nicht verbieten, Alternativen aufzeigen</text:span></text:p>
      <text:p text:style-name="P42">- <text:span text:style-name="T20">38 BP führt HFs Ethik ad absurdum</text:span></text:p>
      <text:p text:style-name="P42">- <text:span text:style-name="T21">beim ausgehen vom Subjekt werden andere Menschen ausgeblendet</text:span></text:p>
      <text:p text:style-name="P43">- 105 Definitionen Kybernetik</text:p>
      <text:p text:style-name="P43">- 106 kausale Zirkularität ist das wesentliche der Kybernetik, tiefer ausloten</text:p>
      <text:p text:style-name="P44">- 107 Kybernetes-Etymologie, Element des Steuerns, <text:span text:style-name="T22">Informationauswerten+Steuern</text:span></text:p>
      <text:p text:style-name="P44">- <text:span text:style-name="T24">Kybernetik versuchte, Menschen als Maschinen zu erklären</text:span></text:p>
      <text:p text:style-name="P45">- <text:span text:style-name="T23">109 Weil Menschen zielstrebig sind, sind sie ähnlich technischen Systemen</text:span></text:p>
      <text:p text:style-name="P44">- <text:span text:style-name="T23">110 neuronale Netze, die binär einfache Sätze in wahr/falsch einordnen</text:span></text:p>
      <text:p text:style-name="P44">- <text:span text:style-name="T24">111 Eine Undurchsichtigkeit durch die andere erklären</text:span></text:p>
      <text:p text:style-name="P44">- <text:span text:style-name="T23">112 HFs Kritik an der Gleichsetzung Gehirn-Computer wird nicht zugehört</text:span></text:p>
      <text:p text:style-name="P44">- <text:span text:style-name="T23">114 Kybernetik zweiter Ordnung, sich selbst als zirkulär betrachten</text:span></text:p>
      <text:p text:style-name="P44">- <text:span text:style-name="T25">115 damit rückt die Beobachtung in die eigene Verantwortung</text:span></text:p>
      <text:p text:style-name="P44">- <text:span text:style-name="T25">115 die Frage, die man stellt, enthält schon die mögliche Antwort</text:span></text:p>
      <text:p text:style-name="P44">- <text:span text:style-name="T25">116 blind gegenüber der eigenen Blindheit (Problematik 2. Ordnung)</text:span></text:p>
      <text:p text:style-name="P44">- <text:span text:style-name="T25">116 Logik zweiter Ordnung verträgt sich nicht mit orthodoxer Logik</text:span></text:p>
      <text:p text:style-name="P44">- <text:span text:style-name="T26">118 Zweck des Zwecks: aus 2. Ordn. Eine Vereinfachung erschaffen</text:span></text:p>
      <text:p text:style-name="P44">- <text:span text:style-name="T26">119 Selbstbezüglichkeit ist das Problem orthodoxer Logik</text:span></text:p>
      <text:p text:style-name="P44">- <text:span text:style-name="T27">120 verschiedene alternative Logiken</text:span></text:p>
      <text:p text:style-name="P44">- <text:span text:style-name="T27">121 Kybernetik: zirkularität allen Erkennens. Neue Logik verbietet selbstbezügliche Aussagen zweiter Ordnung nicht. Wissen ist ein Prozess.</text:span></text:p>
      <text:p text:style-name="P44"><text:soft-page-break/>- <text:span text:style-name="T27">153 Ethik ist eine ganzheitliche Haltung</text:span></text:p>
      <text:p text:style-name="P44">- <text:span text:style-name="T27">154 Berufung auf Objektivität ist Verweigerung der Verantwortung</text:span></text:p>
      <text:p text:style-name="P44">- <text:span text:style-name="T28">155 ein objektiver Beobachter müsste blind und taub sein</text:span></text:p>
      <text:p text:style-name="P44">- <text:span text:style-name="T29">161 Die Begründung für die Ethik ist die Entscheidung dafür</text:span></text:p>
      <text:p text:style-name="P32">Wissen, Sprache, Wirklichkeit</text:p>
      <text:p text:style-name="P49">- </text:p>
      <text:p text:style-name="P28">Das neue Spiel (Überwachung)</text:p>
      <text:p text:style-name="P37">- <text:span text:style-name="T43">19 Kontrolle: Gegenregister, Versuch der Angleichung von Ist/Soll-Zustand.</text:span> <text:span text:style-name="T43">Eingriff in ein System mittels Erwartungswert &amp; Feedback.</text:span></text:p>
      <text:p text:style-name="P50">- 19 Kontrollverlust: Selbstreferentieller Zustand. Erwartungen sind nicht nur falsch, sondern wurden aus falschen Annahmen gebildet.</text:p>
      <text:p text:style-name="P37">- </text:p>
      <text:p text:style-name="P33">exploring cybernetics 3 – Zeit die aus der Kälte kam</text:p>
      <text:p text:style-name="P51">- <text:span text:style-name="T48">228 zweiten Moderne/digitalem Zeitalter: Zeit reflexiv, Trennung zwischen Beobachter und Bewegung nicht mehr möglich</text:span></text:p>
      <text:p text:style-name="P52">- 228 Allgegenwärtigkeit aktiver, ohne Umweg übers Subjekt kommunizierender Objekte</text:p>
      <text:p text:style-name="P52">- 229 Länge der Prüfintervalle entscheidend</text:p>
      <text:p text:style-name="P52">- <text:s/></text:p>
      <text:p text:style-name="P28">Rorty 2 <text:span text:style-name="T47">contingency of selfhood</text:span></text:p>
      <text:p text:style-name="P35">- <text:span text:style-name="T47">23 Larkins Poem: afraid of dying, what distinguishes ME from the rest?</text:span></text:p>
      <text:p text:style-name="P35">- <text:span text:style-name="T47">24 showing that one is not a replica/copy</text:span></text:p>
      <text:p text:style-name="P35">- <text:span text:style-name="T47">25 self-creation: recognition of C; universality: transcendence of C.</text:span></text:p>
      <text:p text:style-name="P35">- <text:span text:style-name="T47">28 nietzsches autonomy: tell your own story of yourself</text:span></text:p>
      <text:p text:style-name="P28">Rorty 1</text:p>
      <text:p text:style-name="P53"/>
      <text:p text:style-name="P13"/>
      <text:p text:style-name="P59"/>
      <text:p text:style-name="P60">1 <text:span text:style-name="T51">Das Versprechen der Kontingenz</text:span></text:p>
      <text:p text:style-name="P60">- <text:span text:style-name="T51">Kontingenz lässt einen Soll-Zustand zu (Notwendig für Wandel)</text:span></text:p>
      <text:p text:style-name="P60">- <text:span text:style-name="T51">Kontingenz der Sprache ermöglicht es, neue Erklärungen für Dinge zu finden</text:span></text:p>
      <text:p text:style-name="P60">- <text:span text:style-name="T51">Rorty gefällt das aus ironischen Gründen, mir aus radikalen</text:span></text:p>
      <text:p text:style-name="P59">- <text:span text:style-name="T46">radical ironist: Herrschaft is the worst thing we do, not cruelty → strive to autonomy</text:span></text:p>
      <text:p text:style-name="P60">- <text:span text:style-name="T51">Kontingenz ermöglicht Autonomie; sich dagegen entscheiden zu können ist zentral</text:span></text:p>
      <text:p text:style-name="P60">- <text:span text:style-name="T51">Kybernetik große Hoffnung für Kommunistische Planwirtschaft, also für Wandler</text:span></text:p>
      <text:p text:style-name="P60">- <text:span text:style-name="T51">Kontingenz Bei Kybernetik nicht nur positiv: einerseits gute Strategie, um mit Kontingenzen umzugehen;</text:span> <text:span text:style-name="T51">andererseits ist die Kontingenz der menschlichen Willensfreiheit Hindernis für Planbarkeit</text:span></text:p>
      <text:p text:style-name="P60">- <text:span text:style-name="T51">Frage: lässt die Kybernetische Erklärung der Welt der Kontingenz genug Raum, um Autonomie zu befördern?</text:span></text:p>
      <text:p text:style-name="P60">2 <text:span text:style-name="T49">Strukturelle Ähnlichkeiten zwischen Rorty und Kybernetikern</text:span></text:p>
      <text:p text:style-name="P61">- <text:span text:style-name="T51">Truth is made, rather than found</text:span></text:p>
      <text:p text:style-name="P61">- <text:span text:style-name="T55">Kybernetik: Einbindung des Konstruktionsprozesses in Handlungstheorie</text:span></text:p>
      <text:p text:style-name="P61">2.1 <text:span text:style-name="T50">Überschriebene (redescribed) Realitäten</text:span></text:p>
      <text:p text:style-name="P61">- <text:span text:style-name="T51">Wie funktioniert Wahrnehmung nach Kybernetik 2.0? 6 Schritte-Bild</text:span></text:p>
      <text:p text:style-name="P61">- <text:span text:style-name="T51">Technischer als Rorty, der den Poeten lobt</text:span></text:p>
      <text:p text:style-name="P61">- “<text:span text:style-name="T51">Das neue Spiel” als grandiose Redescription</text:span></text:p>
      <text:p text:style-name="P61">- <text:span text:style-name="T55">Redescriptions/Neubeschreibungen haben gesellschaftliche Auswirkungen auf das sagbare</text:span></text:p>
      <text:p text:style-name="P61">- <text:span text:style-name="T55">Sich selbst definieren zu dürfen muss Menschenrecht sein (Pronomen, Namensänderungen)</text:span></text:p>
      <text:p text:style-name="P61"><text:span text:style-name="T54">2</text:span>.2 <text:span text:style-name="T50">Selbstreferenzielle Erkenntnis</text:span></text:p>
      <text:p text:style-name="P61">- <text:span text:style-name="T51">Chance der Kybernetik und Rortys: in der Redescription ist Selbsterklärung enthalten</text:span></text:p>
      <text:p text:style-name="P61">- <text:span text:style-name="T51">Blick auf sich selbst</text:span></text:p>
      <text:p text:style-name="P61">- <text:span text:style-name="T53">vFoerster: Zyklizität der Kybernetik auch bei Erkenntnis: man verändert sich durch Wahrnehmung</text:span></text:p>
      <text:p text:style-name="P61">- <text:span text:style-name="T53">Kontingenz bedeutet: Erkennen erfordert Mut, man stirbt ein Stück durch Wahrnehmung &amp; wird neu geboren. Man redescribed sich selbst.</text:span></text:p>
      <text:p text:style-name="P61">- <text:span text:style-name="T53">Durch Erkennen verändert man Welt, wird selbst verändert. Dümpeln hintereinander her.</text:span></text:p>
      <text:p text:style-name="P61">- <text:span text:style-name="T53">Aber mit Kybernetik springt man der Maus nicht hilflos nach, sondern dorthin wo sie sein wird.</text:span></text:p>
      <text:p text:style-name="P60"><text:soft-page-break/>3 <text:span text:style-name="T49">Der herrschende Kybernetes</text:span></text:p>
      <text:p text:style-name="P60">- <text:span text:style-name="T51">Etymologie des Kybernetikbegriffs → Governor. Instrumentelle Vernunft tief darin angelegt.</text:span></text:p>
      <text:p text:style-name="P59">- <text:span text:style-name="T33">Kybernetische Welterfassung hat immer tote Winkel, Quantifizierung</text:span></text:p>
      <text:p text:style-name="P59">- <text:span text:style-name="T22">Soll-Zustand von Governors ist nicht die “technical possible human equality”</text:span></text:p>
      <text:p text:style-name="P61">3.1 <text:span text:style-name="T50">Menschen zu Maschinen! Kybernetik-Mythos</text:span></text:p>
      <text:p text:style-name="P63">- <text:span text:style-name="T40">48 Wiener legt kybernetische Gesellschaftstheorie vor</text:span></text:p>
      <text:p text:style-name="P63">- <text:span text:style-name="T40">49 Kategorien System, Information, Feedback können alles beschreiben</text:span></text:p>
      <text:p text:style-name="P63">- <text:span text:style-name="T40">50 Kybernetik ebnet Unterschiede der alten Philosophie ein → neues Vokabular</text:span></text:p>
      <text:p text:style-name="P63">- <text:span text:style-name="T40">Subjekt nicht mehr selbstverständlicher Ort des Denkens: Symbiose?</text:span></text:p>
      <text:p text:style-name="P63">- <text:span text:style-name="T40">51 auf dem Weg in den Pop wird die Kybernetik zum Mythos, leeren Signifier</text:span></text:p>
      <text:p text:style-name="P63">- <text:span text:style-name="T41">51 KybernetikMythos entzaubert/reduziert den Menschen zum maschinellen System</text:span></text:p>
      <text:p text:style-name="P64">- <text:span text:style-name="T23">109 Weil Menschen zielstrebig sind, sind sie ähnlich technischen Systemen</text:span></text:p>
      <text:p text:style-name="P64">- <text:span text:style-name="T23">110 neuronale Netze, die binär einfache Sätze in wahr/falsch einordnen</text:span></text:p>
      <text:p text:style-name="P64">- <text:span text:style-name="T24">111 Eine Undurchsichtigkeit durch die andere erklären</text:span></text:p>
      <text:p text:style-name="P64">- <text:span text:style-name="T23">112 HFs Kritik an der Gleichsetzung Gehirn-Computer wird nicht zugehört</text:span></text:p>
      <text:p text:style-name="P61">3.2 <text:span text:style-name="T50">Die “andere” in der Kybernetik</text:span></text:p>
      <text:p text:style-name="P61">- <text:span text:style-name="T53">Kybernetik kennt nur eine Perspektive, keine Interaktion möglich. Nur Befehle</text:span></text:p>
      <text:p text:style-name="P62">- Akteure entscheiden sich, Dinge wahrzunehmen – Opfer machen sich selbst zum Opfer</text:p>
      <text:p text:style-name="P62">- <text:span text:style-name="T22">Opfer könnten sich ja beschweren, und sich mit Sprache wehren</text:span></text:p>
      <text:p text:style-name="P62">- <text:span text:style-name="T22">Aber Sprache ist unvollständig und muss nicht zugehört werden</text:span></text:p>
      <text:p text:style-name="P62">- <text:span text:style-name="T22">Verantwortungsethik v.Foersters unzureichender Schutz vor Taten von Kybernetikern</text:span></text:p>
      <text:p text:style-name="P60">4 <text:span text:style-name="T52">Überwachung als Kern der Kybernetik </text:span></text:p>
      <text:p text:style-name="P60">- <text:span text:style-name="T54">Erfahrung des Ist-Zustandes notwendig für Planung der Handlung</text:span></text:p>
      <text:p text:style-name="P60">- <text:span text:style-name="T54">Kybernetik scheitert, wenn nicht genug Daten</text:span></text:p>
      <text:p text:style-name="P60">- <text:span text:style-name="T54">Individuen lassen sich schwer vorhersagen, Massen leichter (Quelle?) → Indiv. Werden übergangen, statt dass sie sich anpassen, wenn man mit dem Durchschnitt rechnet</text:span></text:p>
      <text:p text:style-name="P58">4.1 <text:span text:style-name="T54">Top-Down-Überwachung</text:span></text:p>
      <text:p text:style-name="P58">- <text:span text:style-name="T54">Nicht Überwachung ist das Problem (aus emanzipatorischer Perspektive), sondern Herrschaft</text:span></text:p>
      <text:p text:style-name="P58">- <text:span text:style-name="T55">mspr0 170+-</text:span></text:p>
      <text:p text:style-name="P58">4.2 Bottom-Up-Überwachung</text:p>
      <text:p text:style-name="P58">- <text:span text:style-name="T55">Gegenüberwachung (mspr0, 174)</text:span></text:p>
      <text:p text:style-name="P58">- <text:span text:style-name="T55">liberale Fantasie: Regierung als Dienstleistung statt als Herrschaft</text:span></text:p>
      <text:p text:style-name="P58">- <text:span text:style-name="T55">Viel wichtiger: Recht Regierung sanktionieren zu können (evtl im Kollektiv wegen indiv. Vorteile)</text:span></text:p>
      <text:p text:style-name="P58">5. Planung des Selbst</text:p>
      <text:p text:style-name="P59">- <text:span text:style-name="T5">okay, Überwachung muss sein. (sagt auch mspr0)</text:span></text:p>
      <text:p text:style-name="P59">- <text:span text:style-name="T5">aber wenn man von unten nach oben überwacht statt umgekehrt, kann man Autonomie erhöhen</text:span></text:p>
      <text:p text:style-name="P59">- “<text:span text:style-name="T5">seine eigenen Handlungen voraussehen und manipulieren”, nicht nur Objekt sein, sondern auch sein Subjekt werden</text:span></text:p>
      <text:p text:style-name="P59">- <text:span text:style-name="T5">Kybernetik kann Autonomie erhöhen</text:span></text:p>
      <text:p text:style-name="P58">- Nietzsche: “Wer sich nicht befehlen kann, der soll gehorchen. Und mancher kann sich befehlen, aber da fehlt noch viel, dass er sich auch gehorche!”<text:note text:id="ftn1" text:note-class="footnote"><text:note-citation>1</text:note-citation><text:note-body><text:p text:style-name="P57">Nietzsche 1967, http://www.nietzschesource.org/#eKGWB/Za-III-Tafeln-4</text:p></text:note-body></text:note></text:p>
      <text:p text:style-name="P58">- <text:span text:style-name="T53">Herrschaft über sich selbst, das Reale nach Lacan, ermöglicht Autonomie</text:span></text:p>
      <text:p text:style-name="P58">- <text:span text:style-name="T53">Wenn Kybernetik den Respekt vor dem anderen lernt, kann sie die Autonomie aller beförde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22T19:17:00.005912076</dc:date>
    <meta:editing-duration>PT9H43M40S</meta:editing-duration>
    <meta:editing-cycles>19</meta:editing-cycles>
    <meta:generator>LibreOffice/5.2.0.4$Linux_X86_64 LibreOffice_project/20m0$Build-4</meta:generator>
    <meta:document-statistic meta:table-count="0" meta:image-count="0" meta:object-count="0" meta:page-count="5" meta:paragraph-count="233" meta:word-count="2240" meta:character-count="15240" meta:non-whitespace-character-count="13214"/>
  </office:meta>
</office:document-meta>
</file>